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3.667cm"/>
    </style:style>
    <style:style style:name="Tabelle1.C" style:family="table-column">
      <style:table-column-properties style:column-width="4.329cm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5" style:family="table-row">
      <style:table-row-properties style:min-row-height="0.695cm"/>
    </style:style>
    <style:style style:name="Tabelle1.A5" style:family="table-cell">
      <style:table-cell-properties fo:padding="0.097cm" fo:border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81d5a" officeooo:paragraph-rsid="00081d5a"/>
    </style:style>
    <style:style style:name="P2" style:family="paragraph" style:parent-style-name="Standard">
      <style:paragraph-properties fo:text-align="start" style:justify-single-word="false"/>
      <style:text-properties officeooo:rsid="00081d5a" officeooo:paragraph-rsid="00093490"/>
    </style:style>
    <style:style style:name="P3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officeooo:rsid="00081d5a" officeooo:paragraph-rsid="0009a206"/>
    </style:style>
    <style:style style:name="P4" style:family="paragraph" style:parent-style-name="Standard">
      <style:paragraph-properties fo:text-align="start" style:justify-single-word="false"/>
      <style:text-properties officeooo:rsid="00093490" officeooo:paragraph-rsid="00093490"/>
    </style:style>
    <style:style style:name="P5" style:family="paragraph" style:parent-style-name="Standard">
      <style:paragraph-properties fo:text-align="start" style:justify-single-word="false"/>
      <style:text-properties officeooo:rsid="001848e7" officeooo:paragraph-rsid="00081d5a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0ca336" officeooo:paragraph-rsid="000ca336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ca336" officeooo:paragraph-rsid="000ca336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15278f" officeooo:paragraph-rsid="0015278f"/>
    </style:style>
    <style:style style:name="P10" style:family="paragraph" style:parent-style-name="Table_20_Contents">
      <style:paragraph-properties fo:text-align="end" style:justify-single-word="false"/>
      <style:text-properties officeooo:rsid="0015278f" officeooo:paragraph-rsid="0015278f"/>
    </style:style>
    <style:style style:name="P11" style:family="paragraph" style:parent-style-name="Table_20_Contents">
      <style:paragraph-properties fo:text-align="start" style:justify-single-word="false" style:shadow="none"/>
    </style:style>
    <style:style style:name="P12" style:family="paragraph" style:parent-style-name="Standard">
      <style:paragraph-properties fo:text-align="start" style:justify-single-word="false"/>
      <style:text-properties officeooo:rsid="00081d5a" officeooo:paragraph-rsid="001d6e06"/>
    </style:style>
    <style:style style:name="P13" style:family="paragraph" style:parent-style-name="Standard">
      <style:paragraph-properties fo:text-align="start" style:justify-single-word="false"/>
      <style:text-properties officeooo:rsid="00081d5a" officeooo:paragraph-rsid="00081d5a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/>
      <style:text-properties officeooo:rsid="0014844d" officeooo:paragraph-rsid="0014844d"/>
    </style:style>
    <style:style style:name="T1" style:family="text">
      <style:text-properties officeooo:rsid="001cae80"/>
    </style:style>
    <style:style style:name="T2" style:family="text">
      <style:text-properties officeooo:rsid="001d6e06"/>
    </style:style>
    <style:style style:name="T3" style:family="text">
      <style:text-properties officeooo:rsid="00253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">{{ client['date'] }}</text:text-input></text:p>
      <text:p text:style-name="P15"/>
      <text:p text:style-name="P1"><text:text-input text:description="">{{ client['title'] }}</text:text-input></text:p>
      <text:p text:style-name="P12"><text:text-input text:description="">{{ client['name'] }}</text:text-input></text:p>
      <text:p text:style-name="P12"><text:text-input text:description="">{{ client['address'] }}</text:text-input></text:p>
      <text:p text:style-name="P12"><text:text-input text:description="">{{ client['city'] }}</text:text-input></text:p>
      <text:p text:style-name="P5"/>
      <text:p text:style-name="P5"/>
      <text:p text:style-name="P1"/>
      <text:p text:style-name="P1"/>
      <text:p text:style-name="P14">Angebot für Projekt „<text:text-input text:description="">{{ client['project'] }}</text:text-input>“</text:p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Aufgabe</text:p>
          </table:table-cell>
          <table:table-cell table:style-name="Tabelle1.A1" office:value-type="string">
            <text:p text:style-name="P7">Stück</text:p>
          </table:table-cell>
          <table:table-cell table:style-name="Tabelle1.C1" office:value-type="string">
            <text:p text:style-name="P7">Preis</text:p>
          </table:table-cell>
        </table:table-row>
        <table:table-row>
          <table:table-cell table:style-name="Tabelle1.A2" table:number-columns-spanned="3" office:value-type="string">
            <text:p text:style-name="P9"><text:text-input text:description="">{% for x in entries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9"><text:span text:style-name="T3"><text:text-input text:description="">{{ x[0] }}</text:text-input></text:span></text:p>
          </table:table-cell>
          <table:table-cell table:style-name="Tabelle1.B3" office:value-type="string">
            <text:p text:style-name="P10"><text:span text:style-name="T3"><text:text-input text:description="">{{ x[1] }}</text:text-input></text:span></text:p>
          </table:table-cell>
          <table:table-cell table:style-name="Tabelle1.C3" office:value-type="string">
            <text:p text:style-name="P10"><text:span text:style-name="T3"><text:text-input text:description="">{{ x[2] }}</text:text-input></text:span></text:p>
          </table:table-cell>
        </table:table-row>
        <table:table-row>
          <table:table-cell table:style-name="Tabelle1.A4" table:number-columns-spanned="3" office:value-type="string">
            <text:p text:style-name="P9"><text:text-input text:description="">{% endfor %}</text:text-input></text:p>
          </table:table-cell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1"/>
          </table:table-cell>
          <table:table-cell table:style-name="Tabelle1.B5" office:value-type="string">
            <text:p text:style-name="P6"/>
          </table:table-cell>
          <table:table-cell table:style-name="Tabelle1.C5" office:value-type="string">
            <text:p text:style-name="P7"><text:text-input text:description="">{{ client['sum'] }}</text:text-input></text:p>
          </table:table-cell>
        </table:table-row>
      </table:table>
      <text:p text:style-name="P3"/>
      <text:p text:style-name="P2"/>
      <text:p text:style-name="P2"/>
      <text:p text:style-name="P2"/>
      <text:p text:style-name="P4">Vielen Dank für Ihr Interes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9:00:08.431038083</meta:creation-date>
    <dc:title>Standard-Text</dc:title>
    <meta:editing-duration>PT1H18M49S</meta:editing-duration>
    <meta:editing-cycles>34</meta:editing-cycles>
    <meta:generator>LibreOffice/4.2.8.2$Linux_X86_64 LibreOffice_project/420m0$Build-2</meta:generator>
    <meta:initial-creator>Manuel Senfft</meta:initial-creator>
    <dc:date>2015-11-27T20:39:07.419339491</dc:date>
    <dc:creator>Manuel Senfft</dc:creator>
    <meta:document-statistic meta:table-count="1" meta:image-count="0" meta:object-count="0" meta:page-count="1" meta:paragraph-count="16" meta:word-count="76" meta:character-count="303" meta:non-whitespace-character-count="269"/>
    <meta:template xlink:type="simple" xlink:actuate="onRequest" xlink:title="Standard-Text" xlink:href="../../../../../.config/libreoffice/4/user/template/Standard-Text.ott" meta:date="2015-11-26T09:00:08.050533331"/>
  </office:meta>
</office:document-meta>
</file>